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4cbd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Yuri bezmenov</text:h>
      <text:p text:style-name="Text_20_body">Шафаревич : история соцстран</text:p>
      <text:p text:style-name="Text_20_body">moral agence of qod</text:p>
      <text:p text:style-name="Text_20_body">The socialist phenomenon</text:p>
      <text:p text:style-name="Text_20_body">Subversion</text:p>
      <text:p text:style-name="Text_20_body">1.Demoralisation (to prevent : stop stop importing foreign ideas) 15—20 years (for society) = time for education of one generation. “Sleepers”. Дать врагу достичь микроцели и помочь</text:p>
      <text:p text:style-name="Text_20_body">2.Destabilisation. Sleepers became leaders</text:p>
      <text:p text:style-name="Text_20_body">3.Crisis. Need for saviour, “strong government”. appearance of non elected (groups) bodies claiming power --- either (envading) external group or local group “marxists” (civil way)</text:p>
      <text:p text:style-name="Text_20_body">4.Normalisation : stability by force. All the actors (sleepers→leaders) are eliminated. No more revolutionaists."""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ato Black" svg:font-family="'Lato Black'" style:font-adornments="Black" style:font-pitch="variable"/>
    <style:font-face style:name="YaleNew" svg:font-family="YaleNew" style:font-adornments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ato Black" fo:font-family="'Lato Black'" style:font-style-name="Black" style:font-pitch="variable" fo:font-size="14pt" fo:font-weight="900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style:font-name="YaleNew" fo:font-family="YaleNew" style:font-style-name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6-12T01:30:43.112913372</dc:date>
    <meta:editing-duration>PT11H3M58S</meta:editing-duration>
    <meta:editing-cycles>38</meta:editing-cycles>
    <meta:document-statistic meta:table-count="0" meta:image-count="0" meta:object-count="0" meta:page-count="1" meta:paragraph-count="9" meta:word-count="85" meta:character-count="613" meta:non-whitespace-character-count="537"/>
  </office:meta>
</office:document-meta>
</file>